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fo:background-color="#ffffff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/>
      <style:text-properties fo:color="#000000" fo:background-color="#ffffff"/>
    </style:style>
    <style:style style:name="T1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5b6e3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5f8c8a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b9bcd1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#include </text:span><text:span text:style-name="T10">&lt;ctype.h&gt;</text:span><text:line-break/><text:span text:style-name="T10">#include </text:span><text:span text:style-name="T10">&lt;iostream&gt;</text:span><text:line-break/><text:span text:style-name="T10">using namespace </text:span><text:span text:style-name="T10">std</text:span><text:span text:style-name="T10">;</text:span><text:line-break/><text:span text:style-name="T10">int </text:span><text:span text:style-name="T10">main</text:span><text:span text:style-name="T10">()</text:span><text:line-break/><text:span text:style-name="T10">{</text:span><text:line-break/><text:span text:style-name="T10"> <text:s text:c="3"/></text:span><text:span text:style-name="T10">int </text:span><text:span text:style-name="T10">contmay</text:span><text:span text:style-name="T10">,</text:span><text:span text:style-name="T10">contmin</text:span><text:span text:style-name="T10">;</text:span><text:line-break/><text:span text:style-name="T10"> <text:s text:c="3"/></text:span><text:span text:style-name="T10">contmay=</text:span><text:span text:style-name="T10">0</text:span><text:span text:style-name="T10">;</text:span><text:line-break/><text:span text:style-name="T10"> <text:s text:c="3"/></text:span><text:span text:style-name="T10">contmin=</text:span><text:span text:style-name="T10">0</text:span><text:span text:style-name="T10">;</text:span><text:line-break/><text:span text:style-name="T10"> <text:s text:c="3"/></text:span><text:span text:style-name="T10">cout</text:span><text:span text:style-name="T10">&lt;&lt;</text:span><text:span text:style-name="T10">"ingrese una cadena de texto"</text:span><text:span text:style-name="T10">&lt;&lt;</text:span><text:span text:style-name="T10">endl</text:span><text:span text:style-name="T10">;</text:span><text:line-break/><text:span text:style-name="T10"> <text:s text:c="3"/></text:span><text:span text:style-name="T10">string </text:span><text:span text:style-name="T10">kdt</text:span><text:span text:style-name="T10">;</text:span><text:line-break/><text:span text:style-name="T10"> <text:s text:c="3"/></text:span><text:span text:style-name="T10">cin</text:span><text:span text:style-name="T10">&gt;&gt;</text:span><text:span text:style-name="T10">kdt</text:span><text:span text:style-name="T10">;</text:span><text:line-break/><text:span text:style-name="T10"> <text:s text:c="3"/>for </text:span><text:span text:style-name="T10">(</text:span><text:span text:style-name="T10">int </text:span><text:span text:style-name="T10">i=</text:span><text:span text:style-name="T10">0</text:span><text:span text:style-name="T10">; </text:span><text:span text:style-name="T10">i&lt;kdt.size()</text:span><text:span text:style-name="T10">;</text:span><text:span text:style-name="T10">i++)</text:span><text:line-break/><text:span text:style-name="T10"> <text:s text:c="3"/>{</text:span><text:line-break/><text:span text:style-name="T10"> <text:s text:c="7"/></text:span><text:span text:style-name="T10">if </text:span><text:span text:style-name="T10">(isupper(kdt</text:span><text:span text:style-name="T10">[</text:span><text:span text:style-name="T10">i</text:span><text:span text:style-name="T10">]</text:span><text:span text:style-name="T10">))</text:span><text:line-break/><text:span text:style-name="T10"> <text:s text:c="7"/>{</text:span><text:line-break/><text:span text:style-name="T10"> <text:s text:c="11"/>contmay++</text:span><text:span text:style-name="T10">;</text:span><text:line-break/><text:span text:style-name="T10"> <text:s text:c="7"/></text:span><text:span text:style-name="T10">}</text:span><text:line-break/><text:span text:style-name="T10"> <text:s text:c="7"/></text:span><text:span text:style-name="T10">else</text:span><text:line-break/><text:span text:style-name="T10"> <text:s text:c="7"/></text:span><text:span text:style-name="T10">{</text:span><text:line-break/><text:span text:style-name="T10"> <text:s text:c="11"/>contmin++</text:span><text:span text:style-name="T10">;</text:span><text:line-break/><text:span text:style-name="T10"> <text:s text:c="7"/></text:span><text:span text:style-name="T10">}</text:span><text:line-break/><text:line-break/><text:span text:style-name="T10"> <text:s text:c="3"/>}</text:span><text:line-break/><text:span text:style-name="T10"> <text:s text:c="3"/>cout</text:span><text:span text:style-name="T10">&lt;&lt;</text:span><text:span text:style-name="T10">"mayusculas:"</text:span><text:span text:style-name="T10">&lt;&lt; </text:span><text:span text:style-name="T10">contmay</text:span><text:span text:style-name="T10">&lt;&lt;</text:span><text:span text:style-name="T10">endl</text:span><text:span text:style-name="T10">;</text:span><text:line-break/><text:span text:style-name="T10"> <text:s text:c="3"/></text:span><text:span text:style-name="T10">cout</text:span><text:span text:style-name="T10">&lt;&lt;</text:span><text:span text:style-name="T10">"minusculas:"</text:span><text:span text:style-name="T10">&lt;&lt; </text:span><text:span text:style-name="T10">contmin </text:span><text:span text:style-name="T10">&lt;&lt;</text:span><text:span text:style-name="T10">endl</text:span><text:span text:style-name="T10">;</text:span><text:line-break/><text:line-break/><text:line-break/><text:span text:style-name="T10"> <text:s text:c="3"/>return </text:span><text:span text:style-name="T10">0</text:span><text:span text:style-name="T10">;</text:span><text:line-break/><text:span text:style-name="T10">}</text:span><text:lin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09:46:46.599580304</meta:creation-date>
    <dc:date>2022-04-26T09:47:44.730361712</dc:date>
    <meta:editing-duration>PT58S</meta:editing-duration>
    <meta:editing-cycles>1</meta:editing-cycles>
    <meta:document-statistic meta:table-count="0" meta:image-count="0" meta:object-count="0" meta:page-count="1" meta:paragraph-count="1" meta:word-count="45" meta:character-count="483" meta:non-whitespace-character-count="315"/>
    <meta:generator>LibreOffice/6.4.7.2$Linux_X86_64 LibreOffice_project/40$Build-2</meta:generator>
  </office:meta>
</office:document-meta>
</file>